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d938" officeooo:paragraph-rsid="0008d938"/>
    </style:style>
    <style:style style:name="P2" style:family="paragraph" style:parent-style-name="Standard">
      <style:text-properties fo:color="#ce181e" fo:font-weight="bold" style:font-weight-asian="bold" style:font-weight-complex="bold"/>
    </style:style>
    <style:style style:name="P3" style:family="paragraph" style:parent-style-name="Standard">
      <style:text-properties fo:color="#ce181e" fo:font-weight="bold" officeooo:paragraph-rsid="0008d938" style:font-weight-asian="bold" style:font-weight-complex="bold"/>
    </style:style>
    <style:style style:name="P4" style:family="paragraph" style:parent-style-name="Standard">
      <style:text-properties fo:color="#ce181e" fo:font-weight="bold" officeooo:paragraph-rsid="00098878" style:font-weight-asian="bold" style:font-weight-complex="bold"/>
    </style:style>
    <style:style style:name="P5" style:family="paragraph" style:parent-style-name="Standard">
      <style:text-properties officeooo:paragraph-rsid="00098878"/>
    </style:style>
    <style:style style:name="P6" style:family="paragraph" style:parent-style-name="Standard">
      <style:text-properties officeooo:rsid="00098878" officeooo:paragraph-rsid="00098878"/>
    </style:style>
    <style:style style:name="P7" style:family="paragraph" style:parent-style-name="Standard">
      <style:text-properties fo:color="#111111" fo:font-weight="normal" style:font-weight-asian="normal" style:font-weight-complex="normal"/>
    </style:style>
    <style:style style:name="P8" style:family="paragraph" style:parent-style-name="Standard">
      <style:text-properties fo:color="#071136" fo:font-weight="bold" style:font-weight-asian="bold" style:font-weight-complex="bold"/>
    </style:style>
    <style:style style:name="P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71136" fo:font-weight="bold" style:font-weight-asian="bold" style:font-weight-complex="bold"/>
    </style:style>
    <style:style style:name="P1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71136" fo:font-weight="bold" officeooo:rsid="000aa50f" officeooo:paragraph-rsid="000aa50f" style:font-weight-asian="bold" style:font-weight-complex="bold"/>
    </style:style>
    <style:style style:name="T1" style:family="text">
      <style:text-properties officeooo:rsid="0008d938"/>
    </style:style>
    <style:style style:name="T2" style:family="text">
      <style:text-properties officeooo:rsid="0009887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071136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GIT</text:p>
      <text:p text:style-name="Standard">Es un sistema de control de versiones.</text:p>
      <text:p text:style-name="Standard"/>
      <text:p text:style-name="Standard">En Git contamos con tres estado<text:span text:style-name="T1">s</text:span></text:p>
      <text:p text:style-name="Standard">1) working directory</text:p>
      <text:p text:style-name="Standard"><text:s text:c="4"/>donde estas tranajando con los archivos</text:p>
      <text:p text:style-name="Standard">2) staging area</text:p>
      <text:p text:style-name="Standard"><text:s text:c="4"/>agegar los archivos para prepararlos para el guardado</text:p>
      <text:p text:style-name="Standard">3) repository</text:p>
      <text:p text:style-name="Standard"><text:s text:c="4"/>ya cuando esta listo todo</text:p>
      <text:p text:style-name="Standard"/>
      <text:p text:style-name="Standard"/>
      <text:p text:style-name="Standard">git init <text:s text:c="7"/><text:tab/><text:tab/>= <text:tab/>indica que es un proyecto para usar git</text:p>
      <text:p text:style-name="Standard">git add &lt;file&gt; <text:s/><text:tab/>= <text:tab/>pasa los archivos del estado 1 al estado 2</text:p>
      <text:p text:style-name="Standard">git status <text:s text:c="5"/><text:tab/><text:tab/>= <text:tab/>para ver el estado de los archivos</text:p>
      <text:p text:style-name="Standard">git commit <text:s text:c="5"/><text:tab/>= <text:tab/>para pasarlo del estado 2 al 3</text:p>
      <text:p text:style-name="Standard">git push <text:s text:c="7"/><text:tab/><text:tab/>= <text:tab/>para subirlo al repositorio remoto</text:p>
      <text:p text:style-name="Standard">git pull <text:s text:c="7"/><text:tab/><text:tab/>= <text:tab/>para bajar los cambios</text:p>
      <text:p text:style-name="Standard">git clone <text:s text:c="6"/><text:tab/><text:tab/>= <text:tab/>lo bajas del remoto al local</text:p>
      <text:p text:style-name="Standard"/>
      <text:p text:style-name="Standard"/>
      <text:p text:style-name="P9">CONFIGURACION</text:p>
      <text:p text:style-name="P1">Con esto lo que hacemos es colocar el nombre y el correo. (Esto lo pide git para los logs)</text:p>
      <text:p text:style-name="P2">juliorhode@Osiris:~/Escritorio/Git$ git config --global user.name "JulioRhode"</text:p>
      <text:p text:style-name="P2">juliorhode@Osiris:~/Escritorio/Git$ git config --global user.email "juliorode@gmail.com"</text:p>
      <text:p text:style-name="Standard"/>
      <text:p text:style-name="P9">GIT INIT</text:p>
      <text:p text:style-name="P1">Para indicar a nuestro proyecto que vamos a utilizar git, realizamos lo siguiente</text:p>
      <text:p text:style-name="P3">juliorhode@Osiris:~/Escritorio/Git$ git init <text:s text:c="21"/></text:p>
      <text:p text:style-name="P3">Inicializado repositorio Git vacío en /home/juliorhode/Escritorio/Git/.git/</text:p>
      <text:p text:style-name="Standard"/>
      <text:p text:style-name="P9">GIT STATUS </text:p>
      <text:p text:style-name="P1">Aqui podemos observar todos los archivos que estan pendientes</text:p>
      <text:p text:style-name="P3">juliorhode@Osiris:~/Escritorio/Git$ git status <text:s text:c="27"/></text:p>
      <text:p text:style-name="P3">En la rama master</text:p>
      <text:p text:style-name="P2"/>
      <text:p text:style-name="P2">No hay commits todavía</text:p>
      <text:p text:style-name="P2"/>
      <text:p text:style-name="P2">Archivos sin seguimiento:</text:p>
      <text:p text:style-name="P2"><text:s text:c="2"/>(usa "git add &lt;archivo&gt;..." para incluirlo a lo que se será confirmado)</text:p>
      <text:p text:style-name="P2"><text:s text:c="8"/>Git.txt</text:p>
      <text:p text:style-name="P2"><text:s text:c="8"/>app.js</text:p>
      <text:p text:style-name="P2"><text:s text:c="8"/>index.html</text:p>
      <text:p text:style-name="P2"/>
      <text:p text:style-name="P2">no hay nada agregado al commit pero hay archivos sin seguimiento presentes (usa "git add" para hacerles seguimiento)</text:p>
      <text:p text:style-name="Standard"/>
      <text:p text:style-name="Standard"/>
      <text:p text:style-name="P9"><text:soft-page-break/>GIT ADD </text:p>
      <text:p text:style-name="Standard">Con esto agegamos uno por uno los archivos que esten en espera</text:p>
      <text:p text:style-name="P2">juliorhode@Osiris:~/Escritorio/Git$ git add app.js </text:p>
      <text:p text:style-name="P2">juliorhode@Osiris:~/Escritorio/Git$ git add index.html </text:p>
      <text:p text:style-name="Standard"/>
      <text:p text:style-name="P9">GIT ADD .</text:p>
      <text:p text:style-name="Standard">Con esto agregamos todo lo que esta en espera</text:p>
      <text:p text:style-name="P2">juliorhode@Osiris:~/Escritorio/Git$ git add .</text:p>
      <text:p text:style-name="P2"/>
      <text:p text:style-name="P9">GIT STATUS </text:p>
      <text:p text:style-name="P2">juliorhode@Osiris:~/Escritorio/Git$ git status</text:p>
      <text:p text:style-name="P2">En la rama master</text:p>
      <text:p text:style-name="P2"/>
      <text:p text:style-name="P2">No hay commits todavía</text:p>
      <text:p text:style-name="P2"/>
      <text:p text:style-name="P2">Cambios a ser confirmados:</text:p>
      <text:p text:style-name="P2"><text:s text:c="2"/>(usa "git rm --cached &lt;archivo&gt;..." para sacar del área de stage)</text:p>
      <text:p text:style-name="P2"><text:s text:c="8"/>nuevo archivo: <text:s/>app.js</text:p>
      <text:p text:style-name="P2"><text:s text:c="8"/>nuevo archivo: <text:s/>index.html</text:p>
      <text:p text:style-name="Standard"/>
      <text:p text:style-name="P9">GIT COMMIT -M "MENSAJE"</text:p>
      <text:p text:style-name="P1">Con este comando, vamos a <text:span text:style-name="T2">pasar de la zona de trabajo a pasar el cambio a definitivo, agregando el mensaje que queramos para saber lo que se realizo</text:span></text:p>
      <text:p text:style-name="P2">juliorhode@Osiris:~/Escritorio/Git$ git commit -m "Primer commit"</text:p>
      <text:p text:style-name="P2">[master (commit-raíz) 46a79de] Primer commit</text:p>
      <text:p text:style-name="P2"><text:s/>4 files changed, 67 insertions(+)</text:p>
      <text:p text:style-name="P2"><text:s/>create mode 100644 Git.txt</text:p>
      <text:p text:style-name="P2"><text:s/>create mode 100644 app.js</text:p>
      <text:p text:style-name="P2"><text:s/>create mode 100644 index.html</text:p>
      <text:p text:style-name="P2"><text:s/>create mode 100644 style.css</text:p>
      <text:p text:style-name="Standard"/>
      <text:p text:style-name="P9"><text:s/>GIT LOG </text:p>
      <text:p text:style-name="P6">Aqui podemos verificar todos los commits que hemos realizado</text:p>
      <text:p text:style-name="P2">juliorhode@Osiris:~/Escritorio/Git$ git log</text:p>
      <text:p text:style-name="P2">commit 46a79de9c4470e290ce81aa8a7c724dc2f7543db (HEAD -&gt; master)</text:p>
      <text:p text:style-name="P2">Author: JulioRhode &lt;juliorode@gmail.com&gt;</text:p>
      <text:p text:style-name="P2">Date: <text:s text:c="2"/>Mon Feb 24 14:55:39 2020 -0400</text:p>
      <text:p text:style-name="P2"/>
      <text:p text:style-name="P2"><text:s text:c="4"/>Primer commit</text:p>
      <text:p text:style-name="Standard"/>
      <text:p text:style-name="Standard"/>
      <text:p text:style-name="P9">GIT CHECKOUT -- &lt;ARCHIVO&gt;</text:p>
      <text:p text:style-name="P5"><text:span text:style-name="T2">Para volver al cambio anterior</text:span></text:p>
      <text:p text:style-name="P4">juliorhode@Osiris:~/Escritorio/Git$ git checkout -- index.html</text:p>
      <text:p text:style-name="Standard"/>
      <text:p text:style-name="Standard"/>
      <text:p text:style-name="Standard"/>
      <text:p text:style-name="Standard"/>
      <text:p text:style-name="P9"><text:soft-page-break/>GIT DIFF &lt;ARCHIVO&gt;</text:p>
      <text:p text:style-name="Standard">Con esto vemos la diferencia entre los cambios commiteados y los que estamos realizando. </text:p>
      <text:p text:style-name="Standard">(- lo que he quitado) (+ lo que he agregado)</text:p>
      <text:p text:style-name="P2">juliorhode@Osiris:~/Escritorio/Git$ git diff index.html</text:p>
      <text:p text:style-name="P2">diff --git a/index.html b/index.html</text:p>
      <text:p text:style-name="P2">index 81c544c..94e3501 100644</text:p>
      <text:p text:style-name="P2">--- a/index.html</text:p>
      <text:p text:style-name="P2">+++ b/index.html</text:p>
      <text:p text:style-name="P2">@@ -2,7 +2,7 @@</text:p>
      <text:p text:style-name="P2"><text:s/>&lt;html lang="en"&gt;</text:p>
      <text:p text:style-name="P2"><text:s/>&lt;head&gt;</text:p>
      <text:p text:style-name="P2"><text:s text:c="5"/>&lt;meta charset="UTF-8"&gt;</text:p>
      <text:p text:style-name="P2">- <text:s text:c="3"/>&lt;title&gt;Document&lt;/title&gt;</text:p>
      <text:p text:style-name="P2">+ <text:s text:c="3"/>&lt;title&gt;Primera Pagina&lt;/title&gt;</text:p>
      <text:p text:style-name="P2"><text:s/>&lt;/head&gt;</text:p>
      <text:p text:style-name="P2"><text:s/>&lt;body&gt;</text:p>
      <text:p text:style-name="Standard"/>
      <text:p text:style-name="P8">PARA VERIFICAR LO QUE PASA VAMOS A REALIZAR COMMIT </text:p>
      <text:p text:style-name="Standard">Nos indica que se cambio un archivo, se hizo una insercion y una eliminacion</text:p>
      <text:p text:style-name="Standard"/>
      <text:p text:style-name="Standard">j<text:span text:style-name="T4">uliorhode@Osiris:~/Escritorio/Git$ git commit -m "Se agrego un titulo en el index.html" </text:span></text:p>
      <text:p text:style-name="P2">[master 9de5c69] Se agrego un titulo en el index.html</text:p>
      <text:p text:style-name="P2"><text:s/>1 file changed, 1 insertion(+), 1 deletion(-)</text:p>
      <text:p text:style-name="P2"/>
      <text:p text:style-name="Standard">Ahora vamos a ver los cambios que se han realizado en el archivo index.html</text:p>
      <text:p text:style-name="Standard"/>
      <text:p text:style-name="P4">juliorhode@Osiris:~/Escritorio/Git$ git log</text:p>
      <text:p text:style-name="P4">commit 9de5c69a5e51ebccb07b40266c03356b87e13c5c (HEAD -&gt; master)</text:p>
      <text:p text:style-name="P2">Author: JulioRhode &lt;juliorode@gmail.com&gt;</text:p>
      <text:p text:style-name="P2">Date: <text:s text:c="2"/>Mon Feb 24 15:07:08 2020 -0400</text:p>
      <text:p text:style-name="P2"/>
      <text:p text:style-name="P2"><text:s text:c="4"/>Se agrego un titulo en el index.html</text:p>
      <text:p text:style-name="P2"/>
      <text:p text:style-name="P2">commit 46a79de9c4470e290ce81aa8a7c724dc2f7543db</text:p>
      <text:p text:style-name="P2">Author: JulioRhode &lt;juliorode@gmail.com&gt;</text:p>
      <text:p text:style-name="P2">Date: <text:s text:c="2"/>Mon Feb 24 14:55:39 2020 -0400</text:p>
      <text:p text:style-name="P2"/>
      <text:p text:style-name="P2"><text:s text:c="4"/>Primer commit</text:p>
      <text:p text:style-name="P8"/>
      <text:p text:style-name="P9">PARA IGNORAR ALGUNA CARPETA O ARCHIVO</text:p>
      <text:p text:style-name="Standard">Puede darse el caso que tengamos archivos o carpetas que no queremos subir al repositorio porque realmente no nos interesa.</text:p>
      <text:p text:style-name="Standard"/>
      <text:p text:style-name="Standard">En este ejemplo agregamos una carpeta test con un archivo index.js</text:p>
      <text:p text:style-name="Standard"/>
      <text:p text:style-name="Standard">Como veremos a continuacion nos indica que tenemos una carpeta test/</text:p>
      <text:p text:style-name="Standard"/>
      <text:p text:style-name="Standard"/>
      <text:p text:style-name="P4"><text:soft-page-break/>juliorhode@Osiris:~/Escritorio/Git$ git status <text:s text:c="17"/></text:p>
      <text:p text:style-name="P4">En la rama master</text:p>
      <text:p text:style-name="P2">Archivos sin seguimiento:</text:p>
      <text:p text:style-name="P2"><text:s text:c="2"/>(usa "git add &lt;archivo&gt;..." para incluirlo a lo que se será confirmado)</text:p>
      <text:p text:style-name="P2"><text:s text:c="8"/>test/</text:p>
      <text:p text:style-name="P2"/>
      <text:p text:style-name="Standard"><text:span text:style-name="T4">no hay nada agregado al commit pero hay archivos sin seguimiento presentes (usa "git add" para hacerles seguimiento</text:span>)</text:p>
      <text:p text:style-name="Standard"/>
      <text:p text:style-name="P9">.GITIGNORE</text:p>
      <text:p text:style-name="Standard">En este archivo colocaremos todo lo que queremos ignorar. Asi que creamos un archivo .gitignore en nuestro proyecto y ESTE SI DEBEMOS ALMACENARLO</text:p>
      <text:p text:style-name="Standard"/>
      <text:p text:style-name="Standard">Dentro del archivo .gitignore vamos a colocar test para nuestro caso de ejemplo</text:p>
      <text:p text:style-name="Standard"/>
      <text:p text:style-name="Standard">NOTA: TODO LO QUE ESTE DENTRO DE LA CARPETA TEST, SERA IGNORADO</text:p>
      <text:p text:style-name="Standard"/>
      <text:p text:style-name="Standard">Luego que lo guardemos, esto es lo que pasa:</text:p>
      <text:p text:style-name="Standard"/>
      <text:p text:style-name="P2">juliorhode@Osiris:~/Escritorio/Git$ git status</text:p>
      <text:p text:style-name="P2">En la rama master</text:p>
      <text:p text:style-name="P2">Archivos sin seguimiento:</text:p>
      <text:p text:style-name="P2"><text:s text:c="2"/>(usa "git add &lt;archivo&gt;..." para incluirlo a lo que se será confirmado)</text:p>
      <text:p text:style-name="P2"><text:s text:c="8"/>.gitignore</text:p>
      <text:p text:style-name="P2"/>
      <text:p text:style-name="P2">no hay nada agregado al commit pero hay archivos sin seguimiento presentes (usa "git add" para hacerles seguimiento)</text:p>
      <text:p text:style-name="P2"/>
      <text:p text:style-name="P2">juliorhode@Osiris:~/Escritorio/Git$ git add .gitignore </text:p>
      <text:p text:style-name="P2">juliorhode@Osiris:~/Escritorio/Git$ git status</text:p>
      <text:p text:style-name="P2">En la rama master</text:p>
      <text:p text:style-name="P2">Cambios a ser confirmados:</text:p>
      <text:p text:style-name="P2"><text:s text:c="2"/>(usa "git restore --staged &lt;archivo&gt;..." para sacar del área de stage)</text:p>
      <text:p text:style-name="P2"><text:s text:c="8"/>nuevo archivo: <text:s/>.gitignore</text:p>
      <text:p text:style-name="Standard"/>
      <text:p text:style-name="Standard"/>
      <text:p text:style-name="Standard">Vamos a crear un archivo que queramos ignorar llamado ignorar.txt </text:p>
      <text:p text:style-name="Standard"/>
      <text:p text:style-name="P2">juliorhode@Osiris:~/Escritorio/Git$ git status</text:p>
      <text:p text:style-name="P2">En la rama master</text:p>
      <text:p text:style-name="P2">Cambios a ser confirmados:</text:p>
      <text:p text:style-name="P2"><text:s text:c="2"/>(usa "git restore --staged &lt;archivo&gt;..." para sacar del área de stage)</text:p>
      <text:p text:style-name="P2"><text:s text:c="8"/>nuevo archivo: <text:s/>.gitignore</text:p>
      <text:p text:style-name="P2"/>
      <text:p text:style-name="P2">Archivos sin seguimiento:</text:p>
      <text:p text:style-name="P2"><text:s text:c="2"/>(usa "git add &lt;archivo&gt;..." para incluirlo a lo que se será confirmado)</text:p>
      <text:p text:style-name="P2"><text:s text:c="8"/>ignorar.txt</text:p>
      <text:p text:style-name="P2"/>
      <text:p text:style-name="Standard"/>
      <text:p text:style-name="P7"><text:soft-page-break/>Realizamos lo mismo en el archivo .gitignore y colocamos el nombre de ignorar.txt </text:p>
      <text:p text:style-name="P2"/>
      <text:p text:style-name="P2">juliorhode@Osiris:~/Escritorio/Git$ git status</text:p>
      <text:p text:style-name="P2">En la rama master</text:p>
      <text:p text:style-name="P2">Cambios a ser confirmados:</text:p>
      <text:p text:style-name="P2"><text:s text:c="2"/>(usa "git restore --staged &lt;archivo&gt;..." para sacar del área de stage)</text:p>
      <text:p text:style-name="P2"><text:s text:c="8"/>nuevo archivo: <text:s/>.gitignore</text:p>
      <text:p text:style-name="P2"/>
      <text:p text:style-name="P2">Cambios no rastreados para el commit:</text:p>
      <text:p text:style-name="P2"><text:s text:c="2"/>(usa "git add &lt;archivo&gt;..." para actualizar lo que será confirmado)</text:p>
      <text:p text:style-name="P2"><text:s text:c="2"/>(usa "git restore &lt;archivo&gt;..." para descartar los cambios en el directorio de trabajo)</text:p>
      <text:p text:style-name="P2"><text:s text:c="8"/>modificado: <text:s text:c="4"/>.gitignore</text:p>
      <text:p text:style-name="Standard"/>
      <text:p text:style-name="Standard"/>
      <text:p text:style-name="Standard">Ya como agregamos los cambios, vamos a realizar commit</text:p>
      <text:p text:style-name="Standard"/>
      <text:p text:style-name="P2">juliorhode@Osiris:~/Escritorio/Git$ git commit -m "He agragado un gitignore"</text:p>
      <text:p text:style-name="P2">[master 6fb9bfa] He agragado un gitignore</text:p>
      <text:p text:style-name="P2"><text:s/>1 file changed, 1 insertion(+)</text:p>
      <text:p text:style-name="P2"><text:s/>create mode 100644 .gitignore</text:p>
      <text:p text:style-name="Standard"/>
      <text:p text:style-name="P9"><text:s/>GIT BRANCH </text:p>
      <text:p text:style-name="Standard">Los branchs son como una especie de foto que se toma de tu proyecto para luego hacer alteraciones. Los branch son ramificaciones de tu codigo.</text:p>
      <text:p text:style-name="Standard"/>
      <text:p text:style-name="Standard">Si queremos ver las ramas</text:p>
      <text:p text:style-name="Standard"><text:s/><text:span text:style-name="T4">juliorhode@Osiris:~/Escritorio/Git$ git branch </text:span></text:p>
      <text:p text:style-name="P2">* master</text:p>
      <text:p text:style-name="Standard"/>
      <text:p text:style-name="Standard">Para crear una rama nueva</text:p>
      <text:p text:style-name="P2">juliorhode@Osiris:~/Escritorio/Git$ git branch login</text:p>
      <text:p text:style-name="Standard"/>
      <text:p text:style-name="Standard">Vemos las ramas </text:p>
      <text:p text:style-name="P2">juliorhode@Osiris:~/Escritorio/Git$ git branch </text:p>
      <text:p text:style-name="P2"><text:s text:c="2"/>login</text:p>
      <text:p text:style-name="P2">* master</text:p>
      <text:p text:style-name="Standard"/>
      <text:p text:style-name="Standard">Para seleccionar la rama a utilizar</text:p>
      <text:p text:style-name="Standard">juliorhode@Osiris:~/Escritorio/Git$ git checkout login </text:p>
      <text:p text:style-name="P2">M <text:s text:c="6"/>.gitignore</text:p>
      <text:p text:style-name="P2">Cambiado a rama 'login'</text:p>
      <text:p text:style-name="P2"/>
      <text:p text:style-name="P2">Ahora aparece que usamos la rama login </text:p>
      <text:p text:style-name="P2">juliorhode@Osiris:~/Escritorio/Git$ git branch </text:p>
      <text:p text:style-name="P2">* login</text:p>
      <text:p text:style-name="P2"><text:s text:c="2"/>master</text:p>
      <text:p text:style-name="Standard"/>
      <text:p text:style-name="Standard">Ahora ya podemos ir creando archivos y/o carpetas como en este caso de ejemplo que creamos la carpeta login, la carpeta autenticacion y dentro de esta, agregamos un index.js </text:p>
      <text:p text:style-name="Standard"><text:soft-page-break/></text:p>
      <text:p text:style-name="Standard">Si hacemos un status veremos lo siguiente:</text:p>
      <text:p text:style-name="Standard"/>
      <text:p text:style-name="P2">juliorhode@Osiris:~/Escritorio/Git$ git status </text:p>
      <text:p text:style-name="P2">En la rama login</text:p>
      <text:p text:style-name="P2">Archivos sin seguimiento:</text:p>
      <text:p text:style-name="P2"><text:s text:c="2"/>(usa "git add &lt;archivo&gt;..." para incluirlo a lo que se será confirmado)</text:p>
      <text:p text:style-name="P2"><text:s text:c="8"/>autenticacion/</text:p>
      <text:p text:style-name="P2"><text:s text:c="8"/>index.js</text:p>
      <text:p text:style-name="Standard"/>
      <text:p text:style-name="Standard">Vamos a agregar todos los archivos que estan en espera y no uno a uno </text:p>
      <text:p text:style-name="P2">juliorhode@Osiris:~/Escritorio/Git$ git add .</text:p>
      <text:p text:style-name="Standard"/>
      <text:p text:style-name="Standard">Verifiquemos</text:p>
      <text:p text:style-name="P2">juliorhode@Osiris:~/Escritorio/Git$ git status </text:p>
      <text:p text:style-name="P2">En la rama login</text:p>
      <text:p text:style-name="P2">Cambios a ser confirmados:</text:p>
      <text:p text:style-name="P2"><text:s text:c="2"/>(usa "git restore --staged &lt;archivo&gt;..." para sacar del área de stage)</text:p>
      <text:p text:style-name="P2"><text:s text:c="8"/>nuevo archivo: <text:s/>autenticacion/index.js</text:p>
      <text:p text:style-name="P2"><text:s text:c="8"/>nuevo archivo: <text:s/>index.js</text:p>
      <text:p text:style-name="P2"/>
      <text:p text:style-name="Standard">Vamos a realizar el commit </text:p>
      <text:p text:style-name="P2">juliorhode@Osiris:~/Escritorio/Git$ git commit -m "Version alternativa con un login"</text:p>
      <text:p text:style-name="P2">[login c598023] Version alternativa con un login</text:p>
      <text:p text:style-name="P2"><text:s/>3 files changed, 2 insertions(+), 1 deletion(-)</text:p>
      <text:p text:style-name="P2"><text:s/>create mode 100644 autenticacion/index.js</text:p>
      <text:p text:style-name="P2"><text:s/>create mode 100644 index.js</text:p>
      <text:p text:style-name="P2"/>
      <text:p text:style-name="Standard">Aqui veremos todo lo sucedido</text:p>
      <text:p text:style-name="P2">juliorhode@Osiris:~/Escritorio/Git$ git log </text:p>
      <text:p text:style-name="P2">commit c5980231acc4a3b7079c15abbe5016422772e0ba (HEAD -&gt; login)</text:p>
      <text:p text:style-name="P2">Author: JulioRhode &lt;juliorode@gmail.com&gt;</text:p>
      <text:p text:style-name="P2">Date: <text:s text:c="2"/>Mon Feb 24 15:44:58 2020 -0400</text:p>
      <text:p text:style-name="P2"/>
      <text:p text:style-name="P2"><text:s text:c="4"/>Version alternativa con un login</text:p>
      <text:p text:style-name="P2"/>
      <text:p text:style-name="P2">commit 6fb9bfa7ff8b7edb4ba07c076effd069174e776a (master)</text:p>
      <text:p text:style-name="P2">Author: JulioRhode &lt;juliorode@gmail.com&gt;</text:p>
      <text:p text:style-name="P2">Date: <text:s text:c="2"/>Mon Feb 24 15:28:19 2020 -0400</text:p>
      <text:p text:style-name="P2"/>
      <text:p text:style-name="P2"><text:s text:c="4"/>He agragado un gitignore</text:p>
      <text:p text:style-name="P2"/>
      <text:p text:style-name="P2">commit 9de5c69a5e51ebccb07b40266c03356b87e13c5c</text:p>
      <text:p text:style-name="P2">Author: JulioRhode &lt;juliorode@gmail.com&gt;</text:p>
      <text:p text:style-name="P2">Date: <text:s text:c="2"/>Mon Feb 24 15:07:08 2020 -0400</text:p>
      <text:p text:style-name="P2"/>
      <text:p text:style-name="P2"><text:s text:c="4"/>Se agrego un titulo en el index.html</text:p>
      <text:p text:style-name="P2"/>
      <text:p text:style-name="P2">commit 46a79de9c4470e290ce81aa8a7c724dc2f7543db</text:p>
      <text:p text:style-name="P2"><text:soft-page-break/>Author: JulioRhode &lt;juliorode@gmail.com&gt;</text:p>
      <text:p text:style-name="P2">Date: <text:s text:c="2"/>Mon Feb 24 14:55:39 2020 -0400</text:p>
      <text:p text:style-name="P2"/>
      <text:p text:style-name="P2"><text:s text:c="4"/>Primer commit</text:p>
      <text:p text:style-name="Standard"/>
      <text:p text:style-name="Standard">Vamos a revisar las ramas</text:p>
      <text:p text:style-name="P2">juliorhode@Osiris:~/Escritorio/Git$ git branch </text:p>
      <text:p text:style-name="P2">* login</text:p>
      <text:p text:style-name="P2"><text:s text:c="2"/>master</text:p>
      <text:p text:style-name="Standard"/>
      <text:p text:style-name="Standard">Vamos a cambiarnos a la rama master</text:p>
      <text:p text:style-name="P2">juliorhode@Osiris:~/Escritorio/Git$ git checkout master </text:p>
      <text:p text:style-name="P2">Cambiado a rama 'master'</text:p>
      <text:p text:style-name="Standard"/>
      <text:p text:style-name="Standard">Cuando lo hagamos, vamos a observar que los archivos que habiamos creado en la rama login, se han desaparecido de nuestro entorno de desarrollo. Y si vemos los cambios, solo vamos a ver los commit que pertenecen a la rama que nos encontramos</text:p>
      <text:p text:style-name="P2">commit 6fb9bfa7ff8b7edb4ba07c076effd069174e776a (HEAD -&gt; master)</text:p>
      <text:p text:style-name="P2">Author: JulioRhode &lt;juliorode@gmail.com&gt;</text:p>
      <text:p text:style-name="P2">Date: <text:s text:c="2"/>Mon Feb 24 15:28:19 2020 -0400</text:p>
      <text:p text:style-name="P2"/>
      <text:p text:style-name="P2"><text:s text:c="4"/>He agragado un gitignore</text:p>
      <text:p text:style-name="P2"/>
      <text:p text:style-name="P2">commit 9de5c69a5e51ebccb07b40266c03356b87e13c5c</text:p>
      <text:p text:style-name="P2">Author: JulioRhode &lt;juliorode@gmail.com&gt;</text:p>
      <text:p text:style-name="P2">Date: <text:s text:c="2"/>Mon Feb 24 15:07:08 2020 -0400</text:p>
      <text:p text:style-name="P2"/>
      <text:p text:style-name="P2"><text:s text:c="4"/>Se agrego un titulo en el index.html</text:p>
      <text:p text:style-name="P2"/>
      <text:p text:style-name="P2">commit 46a79de9c4470e290ce81aa8a7c724dc2f7543db</text:p>
      <text:p text:style-name="P2">Author: JulioRhode &lt;juliorode@gmail.com&gt;</text:p>
      <text:p text:style-name="P2">Date: <text:s text:c="2"/>Mon Feb 24 14:55:39 2020 -0400</text:p>
      <text:p text:style-name="P2"/>
      <text:p text:style-name="P2"><text:s text:c="4"/>Primer commit</text:p>
      <text:p text:style-name="Standard"/>
      <text:p text:style-name="Standard"/>
      <text:p text:style-name="P10">AGREGAR REPOSITORIO REMOTO </text:p>
      <text:p text:style-name="Standard"/>
      <text:p text:style-name="P2">juliorhode@Osiris:~/Escritorio/Git$ git remote add origin https://github.com/juliorhode/Git-Fazt.git</text:p>
      <text:p text:style-name="Standard"/>
      <text:p text:style-name="Standard">Si verificamos, aparentemente no ha pasado nada</text:p>
      <text:p text:style-name="Standard"><text:span text:style-name="T4">juliorhode@Osiris:~/Escritorio/Git$ git status</text:span> <text:span text:style-name="T4">En la rama master</text:span></text:p>
      <text:p text:style-name="P2">nada para hacer commit, el árbol de trabajo está limpio</text:p>
      <text:p text:style-name="P2"/>
      <text:p text:style-name="Standard">Ahora vamos a subir todo al repositorio remoto </text:p>
      <text:p text:style-name="P2">juliorhode@Osiris:~/Escritorio/Git$ git push -u origin master</text:p>
      <text:p text:style-name="P2">Username for 'https://github.com': juliorhode</text:p>
      <text:p text:style-name="P2">Password for 'https://juliorhode@github.com': J13802982f</text:p>
      <text:p text:style-name="P2"><text:soft-page-break/>Enumerando objetos: 15, listo.</text:p>
      <text:p text:style-name="P2">Contando objetos: 100% (15/15), listo.</text:p>
      <text:p text:style-name="P2">Compresión delta usando hasta 2 hilos</text:p>
      <text:p text:style-name="P2">Comprimiendo objetos: 100% (11/11), listo.</text:p>
      <text:p text:style-name="P2">Escribiendo objetos: 100% (15/15), 1.81 KiB | 123.00 KiB/s, listo.</text:p>
      <text:p text:style-name="P2">Total 15 (delta 4), reusado 0 (delta 0)</text:p>
      <text:p text:style-name="P2">remote: Resolving deltas: 100% (4/4), done.</text:p>
      <text:p text:style-name="P2">To https://github.com/juliorhode/Git-Fazt.git</text:p>
      <text:p text:style-name="P2"><text:s/>* [new branch] <text:s text:c="5"/>master -&gt; master</text:p>
      <text:p text:style-name="P2">Rama 'master' configurada para hacer seguimiento a la rama remota 'master' de 'origin'.</text:p>
      <text:p text:style-name="Standard"/>
      <text:p text:style-name="Standard">Vamos ahora a subir la rama login </text:p>
      <text:p text:style-name="P2">juliorhode@Osiris:~/Escritorio/Git$ git push -u origin login</text:p>
      <text:p text:style-name="P2">Username for 'https://github.com': juliorhode</text:p>
      <text:p text:style-name="P2">Password for 'https://juliorhode@github.com': </text:p>
      <text:p text:style-name="P2">Enumerando objetos: 6, listo.</text:p>
      <text:p text:style-name="P2">Contando objetos: 100% (6/6), listo.</text:p>
      <text:p text:style-name="P2">Compresión delta usando hasta 2 hilos</text:p>
      <text:p text:style-name="P2">Comprimiendo objetos: 100% (2/2), listo.</text:p>
      <text:p text:style-name="P2">Escribiendo objetos: 100% (4/4), 499 bytes | 499.00 KiB/s, listo.</text:p>
      <text:p text:style-name="P2">Total 4 (delta 0), reusado 0 (delta 0)</text:p>
      <text:p text:style-name="P2">remote: </text:p>
      <text:p text:style-name="P2">remote: Create a pull request for 'login' on GitHub by visiting:</text:p>
      <text:p text:style-name="P2">remote: <text:s text:c="5"/>https://github.com/juliorhode/Git-Fazt/pull/new/login</text:p>
      <text:p text:style-name="P2">remote: </text:p>
      <text:p text:style-name="P2">To https://github.com/juliorhode/Git-Fazt.git</text:p>
      <text:p text:style-name="P2"><text:s/>* [new branch] <text:s text:c="5"/>login -&gt; login</text:p>
      <text:p text:style-name="P2">Rama 'login' configurada para hacer seguimiento a la rama remota 'login' de 'origin'.</text:p>
      <text:p text:style-name="P2"/>
      <text:p text:style-name="P9">CLONAR REPOSITORIO </text:p>
      <text:p text:style-name="P2">juliorhode@Osiris:~/Escritorio/Git$ git clone https://github.com/juliorhode/Git-Fazt.git</text:p>
      <text:p text:style-name="P2"/>
      <text:p text:style-name="P2">juliorhode@Osiris:~/Escritorio/Git$ git clone https://github.com/juliorhode/Git-Fazt.gitClonando en 'Git-Fazt'...</text:p>
      <text:p text:style-name="P2">remote: Enumerating objects: 18, done.</text:p>
      <text:p text:style-name="P2">remote: Counting objects: 100% (18/18), done.</text:p>
      <text:p text:style-name="P2">remote: Compressing objects: 100% (10/10), done.</text:p>
      <text:p text:style-name="P2">remote: Total 18 (delta 5), reused 14 (delta 4), pack-reused 0</text:p>
      <text:p text:style-name="P2">Desempaquetando objetos: 100% (18/18), 2.44 KiB | 357.00 KiB/s, listo.</text:p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6:33:15.334731976</meta:creation-date>
    <dc:date>2020-02-24T17:00:43.991502906</dc:date>
    <meta:editing-duration>PT16S</meta:editing-duration>
    <meta:editing-cycles>1</meta:editing-cycles>
    <meta:document-statistic meta:table-count="0" meta:image-count="0" meta:object-count="0" meta:page-count="8" meta:paragraph-count="275" meta:word-count="1633" meta:character-count="12227" meta:non-whitespace-character-count="10425"/>
    <meta:generator>LibreOffice/6.0.7.3$Linux_x86 LibreOffice_project/00m0$Build-3</meta:generator>
  </office:meta>
</office:document-meta>
</file>